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E0000003E26711D699FAF07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b55" officeooo:paragraph-rsid="00182b55"/>
    </style:style>
    <style:style style:name="P2" style:family="paragraph" style:parent-style-name="Standard" style:list-style-name="L1">
      <style:text-properties officeooo:rsid="00182b55" officeooo:paragraph-rsid="00182b55"/>
    </style:style>
    <style:style style:name="P3" style:family="paragraph" style:parent-style-name="Standard">
      <style:text-properties officeooo:rsid="00194686" officeooo:paragraph-rsid="00194686"/>
    </style:style>
    <style:style style:name="P4" style:family="paragraph" style:parent-style-name="Standard">
      <style:text-properties officeooo:rsid="00194686" officeooo:paragraph-rsid="001a7257"/>
    </style:style>
    <style:style style:name="P5" style:family="paragraph" style:parent-style-name="Standard" style:list-style-name="L2">
      <style:text-properties officeooo:rsid="00194686" officeooo:paragraph-rsid="001a7257"/>
    </style:style>
    <style:style style:name="P6" style:family="paragraph" style:parent-style-name="Standard">
      <style:text-properties officeooo:paragraph-rsid="00194686"/>
    </style:style>
    <style:style style:name="P7" style:family="paragraph" style:parent-style-name="Standard">
      <style:text-properties officeooo:rsid="001a7257" officeooo:paragraph-rsid="001a7257"/>
    </style:style>
    <style:style style:name="P8" style:family="paragraph" style:parent-style-name="Standard" style:list-style-name="L2">
      <style:text-properties officeooo:rsid="001a7257" officeooo:paragraph-rsid="001a7257"/>
    </style:style>
    <style:style style:name="T1" style:family="text">
      <style:text-properties officeooo:rsid="00194686"/>
    </style:style>
    <style:style style:name="T2" style:family="text">
      <style:text-properties officeooo:rsid="001a7257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7874in" svg:y="3.111in" svg:width="6.6929in" svg:height="0.5307in" draw:z-index="0">
        <draw:image xlink:href="Pictures/100002010000030E0000003E26711D699FAF0702.png" xlink:type="simple" xlink:show="embed" xlink:actuate="onLoad" loext:mime-type="image/png"/>
      </draw:frame>
      <text:p text:style-name="Standard">Student Management System</text:p>
      <text:p text:style-name="P1">A software solution to manage student/teacher/non-academic staff member information in a school like environment. The system has following features.</text:p>
      <text:list xml:id="list2583981125" text:style-name="L1">
        <text:list-item>
          <text:p text:style-name="P2">Insert student/staff member information</text:p>
        </text:list-item>
        <text:list-item>
          <text:p text:style-name="P2">Delete student/staff member information</text:p>
        </text:list-item>
        <text:list-item>
          <text:p text:style-name="P2">Alter student/staff member information</text:p>
        </text:list-item>
        <text:list-item>
          <text:p text:style-name="P2">Retrieve student/staff member information</text:p>
        </text:list-item>
        <text:list-item>
          <text:p text:style-name="P2">Attendance management</text:p>
        </text:list-item>
        <text:list-item>
          <text:p text:style-name="P2">Leave management</text:p>
        </text:list-item>
      </text:list>
      <text:p text:style-name="P1"/>
      <text:p text:style-name="P1">System components</text:p>
      <text:p text:style-name="P1"/>
      <text:p text:style-name="P1"/>
      <text:p text:style-name="P3">SMS Web interface is providing the user to handle main operations. User has to be logged in to the system with a username and a password. <text:span text:style-name="T2">(HTML, CSS, JS)</text:span></text:p>
      <text:p text:style-name="P3"/>
      <text:p text:style-name="P6"><text:span text:style-name="T1">ESB - Enterprise service bus establishes the communication between two main components of the system. It converts the HTTPS request into backend understandable xml format. </text:span><text:span text:style-name="T2">(Python)</text:span></text:p>
      <text:p text:style-name="P6"/>
      <text:p text:style-name="P4">SMS-Backend is the heart of this system. This component will, </text:p>
      <text:list xml:id="list344445039" text:style-name="L2">
        <text:list-item>
          <text:p text:style-name="P5"><text:span text:style-name="T2">A</text:span>uthenticate, validate and manage users to the system. </text:p>
        </text:list-item>
        <text:list-item>
          <text:p text:style-name="P8">Process incoming and outgoing system calls.</text:p>
        </text:list-item>
        <text:list-item>
          <text:p text:style-name="P8">Maintain the communication between DB and itself.</text:p>
        </text:list-item>
        <text:list-item>
          <text:p text:style-name="P8">Also will maintain a log of total functionality.</text:p>
        </text:list-item>
      </text:list>
      <text:p text:style-name="P7">(C++)</text:p>
      <text:p text:style-name="P7"/>
      <text:p text:style-name="P7">DB is the place where all the information is stored other than the system logs. (MySQL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22:39:14.586270683</meta:creation-date>
    <dc:date>2022-02-15T23:15:26.019317810</dc:date>
    <meta:editing-duration>PT5M40S</meta:editing-duration>
    <meta:editing-cycles>1</meta:editing-cycles>
    <meta:document-statistic meta:table-count="0" meta:image-count="1" meta:object-count="0" meta:page-count="1" meta:paragraph-count="18" meta:word-count="165" meta:character-count="1082" meta:non-whitespace-character-count="943"/>
    <meta:generator>LibreOffice/6.4.7.2$Linux_X86_64 LibreOffice_project/40$Build-2</meta:generator>
  </office:meta>
</office:document-meta>
</file>